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9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 fo:text-indent="0.4923in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 fo:text-indent="0.4923in"/>
    </style:style>
    <style:style style:name="T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/>
    </style:style>
    <style:style style:name="P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" style:parent-style-name="Textbody" style:family="paragraph">
      <style:paragraph-properties fo:line-height="150%" fo:text-indent="0.4923in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8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4" style:parent-style-name="Textbody" style:family="paragraph">
      <style:paragraph-properties fo:line-height="150%" fo:text-indent="0.4923in"/>
    </style:style>
    <style:style style:name="T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9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7" style:parent-style-name="Textbody" style:family="paragraph">
      <style:paragraph-properties fo:line-height="150%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6" style:parent-style-name="Textbody" style:family="paragraph">
      <style:paragraph-properties fo:line-height="150%" fo:text-indent="0.4923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3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4" style:parent-style-name="Textbody" style:family="paragraph">
      <style:paragraph-properties fo:line-height="150%" fo:text-indent="0.4923in"/>
    </style:style>
    <style:style style:name="T13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3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37" style:parent-style-name="Textbody" style:family="paragraph">
      <style:paragraph-properties fo:line-height="150%" fo:text-indent="0.4923in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4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54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text-indent="0.4923in"/>
    </style:style>
    <style:style style:name="T17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2" style:parent-style-name="Textbody" style:family="paragraph">
      <style:paragraph-properties fo:line-height="150%" fo:text-indent="0.4923in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Textbody" style:family="paragraph">
      <style:paragraph-properties fo:line-height="150%" fo:text-indent="0.4923in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88" style:parent-style-name="Textbody" style:family="paragraph">
      <style:paragraph-properties fo:line-height="150%" fo:text-indent="0.4923in"/>
    </style:style>
    <style:style style:name="T18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2" style:family="table-column">
      <style:table-column-properties style:column-width="0.5479in"/>
    </style:style>
    <style:style style:name="TableColumn203" style:family="table-column">
      <style:table-column-properties style:column-width="0.7048in"/>
    </style:style>
    <style:style style:name="TableColumn204" style:family="table-column">
      <style:table-column-properties style:column-width="0.3631in"/>
    </style:style>
    <style:style style:name="TableColumn205" style:family="table-column">
      <style:table-column-properties style:column-width="0.5847in"/>
    </style:style>
    <style:style style:name="TableColumn206" style:family="table-column">
      <style:table-column-properties style:column-width="0.518in"/>
    </style:style>
    <style:style style:name="TableColumn207" style:family="table-column">
      <style:table-column-properties style:column-width="1.4513in"/>
    </style:style>
    <style:style style:name="TableColumn208" style:family="table-column">
      <style:table-column-properties style:column-width="0.643in"/>
    </style:style>
    <style:style style:name="TableColumn209" style:family="table-column">
      <style:table-column-properties style:column-width="0.5666in"/>
    </style:style>
    <style:style style:name="TableColumn210" style:family="table-column">
      <style:table-column-properties style:column-width="0.5666in"/>
    </style:style>
    <style:style style:name="TableColumn211" style:family="table-column">
      <style:table-column-properties style:column-width="0.5666in"/>
    </style:style>
    <style:style style:name="TableColumn212" style:family="table-column">
      <style:table-column-properties style:column-width="0.5666in"/>
    </style:style>
    <style:style style:name="Table201" style:family="table">
      <style:table-properties style:width="7.0798in" fo:margin-left="0in" table:align="left"/>
    </style:style>
    <style:style style:name="TableRow213" style:family="table-row">
      <style:table-row-properties style:min-row-height="2.0236in" fo:keep-together="alway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extbody" style:family="paragraph">
      <style:paragraph-properties fo:line-height="150%"/>
      <style:text-properties style:font-weight-complex="bold"/>
    </style:style>
    <style:style style:name="P216" style:parent-style-name="Textbody" style:family="paragraph">
      <style:paragraph-properties fo:line-height="150%"/>
      <style:text-properties style:font-weight-complex="bold"/>
    </style:style>
    <style:style style:name="P217" style:parent-style-name="Textbody" style:family="paragraph">
      <style:paragraph-properties fo:line-height="150%"/>
      <style:text-properties style:font-weight-complex="bold"/>
    </style:style>
    <style:style style:name="P218" style:parent-style-name="Textbody" style:family="paragraph">
      <style:paragraph-properties fo:line-height="150%"/>
      <style:text-properties style:font-weight-complex="bold"/>
    </style:style>
    <style:style style:name="P219" style:parent-style-name="Textbody" style:family="paragraph">
      <style:paragraph-properties fo:line-height="150%"/>
      <style:text-properties style:font-weight-complex="bold"/>
    </style:style>
    <style:style style:name="P220" style:parent-style-name="Textbody" style:family="paragraph">
      <style:paragraph-properties fo:line-height="150%"/>
      <style:text-properties style:font-weight-complex="bold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P225" style:parent-style-name="Textbody" style:family="paragraph">
      <style:paragraph-properties fo:line-height="150%"/>
      <style:text-properties style:font-weight-complex="bold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extbody" style:family="paragraph">
      <style:paragraph-properties fo:line-height="150%"/>
      <style:text-properties style:font-weight-complex="bold"/>
    </style:style>
    <style:style style:name="TableCell228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29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0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1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2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3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4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5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6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7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38" style:family="table-row">
      <style:table-row-properties/>
    </style:style>
    <style:style style:name="P239" style:parent-style-name="Textbody" style:family="paragraph">
      <style:paragraph-properties fo:line-height="150%"/>
      <style:text-properties style:font-weight-complex="bold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Textbody" style:family="paragraph">
      <style:paragraph-properties fo:line-height="150%"/>
      <style:text-properties style:font-weight-complex="bold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extbody" style:family="paragraph">
      <style:paragraph-properties fo:line-height="150%"/>
      <style:text-properties style:font-weight-complex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extbody" style:family="paragraph">
      <style:paragraph-properties fo:line-height="150%"/>
      <style:text-properties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extbody" style:family="paragraph">
      <style:paragraph-properties fo:line-height="150%"/>
      <style:text-properties style:font-weight-complex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extbody" style:family="paragraph">
      <style:paragraph-properties fo:line-height="150%"/>
      <style:text-properties style:font-weight-complex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extbody" style:family="paragraph">
      <style:paragraph-properties fo:line-height="150%"/>
      <style:text-properties style:font-weight-complex="bold" fo:language="en" fo:country="US"/>
    </style:style>
    <style:style style:name="TableRow252" style:family="table-row">
      <style:table-row-properties/>
    </style:style>
    <style:style style:name="P253" style:parent-style-name="Textbody" style:family="paragraph">
      <style:paragraph-properties fo:line-height="150%"/>
      <style:text-properties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extbody" style:family="paragraph">
      <style:paragraph-properties fo:line-height="150%"/>
      <style:text-properties style:font-weight-complex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extbody" style:family="paragraph">
      <style:paragraph-properties fo:line-height="150%"/>
      <style:text-properties style:font-weight-complex="bold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extbody" style:family="paragraph">
      <style:paragraph-properties fo:line-height="150%"/>
      <style:text-properties style:font-weight-complex="bold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extbody" style:family="paragraph">
      <style:paragraph-properties fo:line-height="150%"/>
      <style:text-properties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line-height="150%"/>
      <style:text-properties style:font-weight-complex="bol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extbody" style:family="paragraph">
      <style:paragraph-properties fo:line-height="150%"/>
      <style:text-properties style:font-weight-complex="bold"/>
    </style:style>
    <style:style style:name="TableRow266" style:family="table-row">
      <style:table-row-properties/>
    </style:style>
    <style:style style:name="P267" style:parent-style-name="Textbody" style:family="paragraph">
      <style:paragraph-properties fo:line-height="150%"/>
      <style:text-properties style:font-weight-complex="bold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extbody" style:family="paragraph">
      <style:paragraph-properties fo:line-height="150%"/>
      <style:text-properties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extbody" style:family="paragraph">
      <style:paragraph-properties fo:line-height="150%"/>
      <style:text-properties style:font-weight-complex="bold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extbody" style:family="paragraph">
      <style:paragraph-properties fo:line-height="150%"/>
      <style:text-properties style:font-weight-complex="bold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extbody" style:family="paragraph">
      <style:paragraph-properties fo:line-height="150%"/>
      <style:text-properties style:font-weight-complex="bold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xtbody" style:family="paragraph">
      <style:paragraph-properties fo:line-height="150%"/>
      <style:text-properties style:font-weight-complex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extbody" style:family="paragraph">
      <style:paragraph-properties fo:line-height="150%"/>
      <style:text-properties style:font-weight-complex="bold"/>
    </style:style>
    <style:style style:name="TableRow280" style:family="table-row">
      <style:table-row-properties/>
    </style:style>
    <style:style style:name="P281" style:parent-style-name="Textbody" style:family="paragraph">
      <style:paragraph-properties fo:line-height="150%"/>
      <style:text-properties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extbody" style:family="paragraph">
      <style:paragraph-properties fo:line-height="150%"/>
      <style:text-properties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line-height="150%"/>
      <style:text-properties style:font-weight-complex="bold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Textbody" style:family="paragraph">
      <style:paragraph-properties fo:line-height="150%"/>
      <style:text-properties style:font-weight-complex="bold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extbody" style:family="paragraph">
      <style:paragraph-properties fo:line-height="150%"/>
      <style:text-properties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Textbody" style:family="paragraph">
      <style:paragraph-properties fo:line-height="150%"/>
      <style:text-properties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extbody" style:family="paragraph">
      <style:paragraph-properties fo:line-height="150%"/>
      <style:text-properties style:font-weight-complex="bold" fo:language="en" fo:country="US"/>
    </style:style>
    <style:style style:name="TableRow294" style:family="table-row">
      <style:table-row-properties/>
    </style:style>
    <style:style style:name="P295" style:parent-style-name="Textbody" style:family="paragraph">
      <style:paragraph-properties fo:line-height="150%"/>
      <style:text-properties style:font-weight-complex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line-height="150%"/>
      <style:text-properties style:font-weight-complex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extbody" style:family="paragraph">
      <style:paragraph-properties fo:line-height="150%"/>
      <style:text-properties style:font-weight-complex="bold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extbody" style:family="paragraph">
      <style:paragraph-properties fo:line-height="150%"/>
      <style:text-properties style:font-weight-complex="bold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extbody" style:family="paragraph">
      <style:paragraph-properties fo:line-height="150%"/>
      <style:text-properties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extbody" style:family="paragraph">
      <style:paragraph-properties fo:line-height="150%"/>
      <style:text-properties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extbody" style:family="paragraph">
      <style:paragraph-properties fo:line-height="150%"/>
      <style:text-properties style:font-weight-complex="bold" fo:language="en" fo:country="US"/>
    </style:style>
    <style:style style:name="TableRow308" style:family="table-row">
      <style:table-row-properties/>
    </style:style>
    <style:style style:name="P309" style:parent-style-name="Textbody" style:family="paragraph">
      <style:paragraph-properties fo:line-height="150%"/>
      <style:text-properties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extbody" style:family="paragraph">
      <style:paragraph-properties fo:line-height="150%"/>
      <style:text-properties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line-height="150%"/>
      <style:text-properties style:font-weight-complex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Textbody" style:family="paragraph">
      <style:paragraph-properties fo:line-height="150%"/>
      <style:text-properties style:font-weight-complex="bold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body" style:family="paragraph">
      <style:paragraph-properties fo:line-height="150%"/>
      <style:text-properties style:font-weight-complex="bold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extbody" style:family="paragraph">
      <style:paragraph-properties fo:line-height="150%"/>
      <style:text-properties style:font-weight-complex="bold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Textbody" style:family="paragraph">
      <style:paragraph-properties fo:line-height="150%"/>
      <style:text-properties style:font-weight-complex="bold" fo:language="en" fo:country="US"/>
    </style:style>
    <style:style style:name="TableRow322" style:family="table-row">
      <style:table-row-properties/>
    </style:style>
    <style:style style:name="P323" style:parent-style-name="Textbody" style:family="paragraph">
      <style:paragraph-properties fo:line-height="150%"/>
      <style:text-properties style:font-weight-complex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extbody" style:family="paragraph">
      <style:paragraph-properties fo:line-height="150%"/>
      <style:text-properties style:font-weight-complex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body" style:family="paragraph">
      <style:paragraph-properties fo:line-height="150%"/>
      <style:text-properties style:font-weight-complex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fo:line-height="150%"/>
      <style:text-properties style:font-weight-complex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extbody" style:family="paragraph">
      <style:paragraph-properties fo:line-height="150%"/>
      <style:text-properties style:font-weight-complex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fo:line-height="150%"/>
      <style:text-properties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extbody" style:family="paragraph">
      <style:paragraph-properties fo:line-height="150%"/>
      <style:text-properties style:font-weight-complex="bold" fo:language="en" fo:country="US"/>
    </style:style>
    <style:style style:name="TableRow336" style:family="table-row">
      <style:table-row-properties/>
    </style:style>
    <style:style style:name="P337" style:parent-style-name="Textbody" style:family="paragraph">
      <style:paragraph-properties fo:line-height="150%"/>
      <style:text-properties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line-height="150%"/>
      <style:text-properties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fo:line-height="150%"/>
      <style:text-properties style:font-weight-complex="bold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extbody" style:family="paragraph">
      <style:paragraph-properties fo:line-height="150%"/>
      <style:text-properties style:font-weight-complex="bold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extbody" style:family="paragraph">
      <style:paragraph-properties fo:line-height="150%"/>
      <style:text-properties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extbody" style:family="paragraph">
      <style:paragraph-properties fo:line-height="150%"/>
      <style:text-properties style:font-weight-complex="bold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extbody" style:family="paragraph">
      <style:paragraph-properties fo:line-height="150%"/>
      <style:text-properties style:font-weight-complex="bold" fo:language="en" fo:country="US"/>
    </style:style>
    <style:style style:name="TableRow350" style:family="table-row">
      <style:table-row-properties/>
    </style:style>
    <style:style style:name="P351" style:parent-style-name="Textbody" style:family="paragraph">
      <style:paragraph-properties fo:line-height="150%"/>
      <style:text-properties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extbody" style:family="paragraph">
      <style:paragraph-properties fo:line-height="150%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line-height="150%"/>
      <style:text-properties style:font-weight-complex="bold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extbody" style:family="paragraph">
      <style:paragraph-properties fo:line-height="150%"/>
      <style:text-properties style:font-weight-complex="bold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line-height="150%"/>
      <style:text-properties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line-height="150%"/>
      <style:text-properties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line-height="150%"/>
      <style:text-properties style:font-weight-complex="bold"/>
    </style:style>
    <style:style style:name="TableRow364" style:family="table-row">
      <style:table-row-properties/>
    </style:style>
    <style:style style:name="P365" style:parent-style-name="Textbody" style:family="paragraph">
      <style:paragraph-properties fo:line-height="150%"/>
      <style:text-properties style:font-weight-complex="bold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line-height="150%"/>
      <style:text-properties style:font-weight-complex="bold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extbody" style:family="paragraph">
      <style:paragraph-properties fo:line-height="150%"/>
      <style:text-properties style:font-weight-complex="bold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extbody" style:family="paragraph">
      <style:paragraph-properties fo:line-height="150%"/>
      <style:text-properties style:font-weight-complex="bold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Textbody" style:family="paragraph">
      <style:paragraph-properties fo:line-height="150%"/>
      <style:text-properties style:font-weight-complex="bold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extbody" style:family="paragraph">
      <style:paragraph-properties fo:line-height="150%"/>
      <style:text-properties style:font-weight-complex="bold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Textbody" style:family="paragraph">
      <style:paragraph-properties fo:line-height="150%"/>
      <style:text-properties style:font-weight-complex="bold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P382" style:parent-style-name="Textbody" style:family="paragraph">
      <style:paragraph-properties fo:line-height="150%"/>
      <style:text-properties style:font-weight-complex="bold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extbody" style:family="paragraph">
      <style:paragraph-properties fo:line-height="150%"/>
      <style:text-properties style:font-weight-complex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P389" style:parent-style-name="Textbody" style:family="paragraph">
      <style:paragraph-properties fo:line-height="150%"/>
      <style:text-properties style:font-weight-complex="bold"/>
    </style:style>
    <style:style style:name="P390" style:parent-style-name="Textbody" style:family="paragraph">
      <style:paragraph-properties fo:line-height="150%"/>
      <style:text-properties style:font-weight-complex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line-height="150%"/>
      <style:text-properties style:font-weight-complex="bold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extbody" style:family="paragraph">
      <style:paragraph-properties fo:line-height="150%"/>
      <style:text-properties style:font-weight-complex="bold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Textbody" style:family="paragraph">
      <style:paragraph-properties fo:line-height="150%"/>
      <style:text-properties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extbody" style:family="paragraph">
      <style:paragraph-properties fo:line-height="150%"/>
      <style:text-properties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extbody" style:family="paragraph">
      <style:paragraph-properties fo:line-height="150%"/>
      <style:text-properties style:font-weight-complex="bold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line-height="150%"/>
      <style:text-properties style:font-weight-complex="bold"/>
    </style:style>
    <style:style style:name="TableRow403" style:family="table-row">
      <style:table-row-properties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P405" style:parent-style-name="Textbody" style:family="paragraph">
      <style:paragraph-properties fo:line-height="150%"/>
      <style:text-properties style:font-weight-complex="bold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P407" style:parent-style-name="Textbody" style:family="paragraph">
      <style:paragraph-properties fo:line-height="150%"/>
      <style:text-properties style:font-weight-complex="bold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extbody" style:family="paragraph">
      <style:paragraph-properties fo:line-height="150%"/>
      <style:text-properties style:font-weight-complex="bold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Textbody" style:family="paragraph">
      <style:paragraph-properties fo:line-height="150%"/>
      <style:text-properties style:font-weight-complex="bold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Textbody" style:family="paragraph">
      <style:paragraph-properties fo:line-height="150%"/>
      <style:text-properties style:font-weight-complex="bold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line-height="150%"/>
      <style:text-properties style:font-weight-complex="bold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extbody" style:family="paragraph">
      <style:paragraph-properties fo:line-height="150%"/>
      <style:text-properties style:font-weight-complex="bold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Textbody" style:family="paragraph">
      <style:paragraph-properties fo:line-height="150%"/>
      <style:text-properties style:font-weight-complex="bold"/>
    </style:style>
    <style:style style:name="TableRow420" style:family="table-row">
      <style:table-row-properties/>
    </style:style>
    <style:style style:name="P421" style:parent-style-name="Textbody" style:family="paragraph">
      <style:paragraph-properties fo:line-height="150%"/>
      <style:text-properties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line-height="150%"/>
      <style:text-properties style:font-weight-complex="bold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P426" style:parent-style-name="Textbody" style:family="paragraph">
      <style:paragraph-properties fo:line-height="150%"/>
      <style:text-properties style:font-weight-complex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extbody" style:family="paragraph">
      <style:paragraph-properties fo:line-height="150%"/>
      <style:text-properties style:font-weight-complex="bold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paragraph-properties fo:line-height="150%"/>
      <style:text-properties style:font-weight-complex="bold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paragraph-properties fo:line-height="150%"/>
      <style:text-properties style:font-weight-complex="bold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line-height="150%"/>
      <style:text-properties style:font-weight-complex="bold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extbody" style:family="paragraph">
      <style:paragraph-properties fo:line-height="150%"/>
      <style:text-properties style:font-weight-complex="bold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Textbody" style:family="paragraph">
      <style:paragraph-properties fo:line-height="150%"/>
      <style:text-properties style:font-weight-complex="bold" fo:language="en" fo:country="US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extbody" style:family="paragraph">
      <style:paragraph-properties fo:line-height="150%"/>
      <style:text-properties style:font-weight-complex="bold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paragraph-properties fo:line-height="150%"/>
      <style:text-properties style:font-weight-complex="bold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Textbody" style:family="paragraph">
      <style:paragraph-properties fo:line-height="150%"/>
      <style:text-properties style:font-weight-complex="bold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50%"/>
      <style:text-properties style:font-weight-complex="bold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line-height="150%"/>
      <style:text-properties style:font-weight-complex="bold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line-height="150%"/>
      <style:text-properties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extbody" style:family="paragraph">
      <style:paragraph-properties fo:line-height="150%"/>
      <style:text-properties style:font-weight-complex="bold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extbody" style:family="paragraph">
      <style:paragraph-properties fo:line-height="150%"/>
      <style:text-properties style:font-weight-complex="bold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extbody" style:family="paragraph">
      <style:paragraph-properties fo:line-height="150%"/>
      <style:text-properties style:font-weight-complex="bold" fo:language="en" fo:country="US"/>
    </style:style>
    <style:style style:name="TableRow458" style:family="table-row">
      <style:table-row-properties/>
    </style:style>
    <style:style style:name="P459" style:parent-style-name="Textbody" style:family="paragraph">
      <style:paragraph-properties fo:line-height="150%"/>
      <style:text-properties style:font-weight-complex="bold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line-height="150%"/>
      <style:text-properties style:font-weight-complex="bold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line-height="150%"/>
      <style:text-properties style:font-weight-complex="bold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Textbody" style:family="paragraph">
      <style:paragraph-properties fo:line-height="150%"/>
      <style:text-properties style:font-weight-complex="bold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extbody" style:family="paragraph">
      <style:paragraph-properties fo:line-height="150%"/>
      <style:text-properties style:font-weight-complex="bold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extbody" style:family="paragraph">
      <style:paragraph-properties fo:line-height="150%"/>
      <style:text-properties style:font-weight-complex="bold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extbody" style:family="paragraph">
      <style:paragraph-properties fo:line-height="150%"/>
      <style:text-properties style:font-weight-complex="bold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extbody" style:family="paragraph">
      <style:paragraph-properties fo:line-height="150%"/>
      <style:text-properties style:font-weight-complex="bold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line-height="150%"/>
      <style:text-properties style:font-weight-complex="bold" fo:language="en" fo:country="US"/>
    </style:style>
    <style:style style:name="TableRow476" style:family="table-row">
      <style:table-row-properties/>
    </style:style>
    <style:style style:name="P477" style:parent-style-name="Textbody" style:family="paragraph">
      <style:paragraph-properties fo:line-height="150%"/>
      <style:text-properties style:font-weight-complex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extbody" style:family="paragraph">
      <style:paragraph-properties fo:line-height="150%"/>
      <style:text-properties style:font-weight-complex="bold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extbody" style:family="paragraph">
      <style:paragraph-properties fo:line-height="150%"/>
      <style:text-properties style:font-weight-complex="bold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Textbody" style:family="paragraph">
      <style:paragraph-properties fo:line-height="150%"/>
      <style:text-properties style:font-weight-complex="bold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extbody" style:family="paragraph">
      <style:paragraph-properties fo:line-height="150%"/>
      <style:text-properties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extbody" style:family="paragraph">
      <style:paragraph-properties fo:line-height="150%"/>
      <style:text-properties style:font-weight-complex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line-height="150%"/>
      <style:text-properties style:font-weight-complex="bold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extbody" style:family="paragraph">
      <style:paragraph-properties fo:line-height="150%"/>
      <style:text-properties style:font-weight-complex="bold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extbody" style:family="paragraph">
      <style:paragraph-properties fo:line-height="150%"/>
      <style:text-properties style:font-weight-complex="bold" fo:language="en" fo:country="US"/>
    </style:style>
    <style:style style:name="TableRow494" style:family="table-row">
      <style:table-row-properties/>
    </style:style>
    <style:style style:name="P495" style:parent-style-name="Textbody" style:family="paragraph">
      <style:paragraph-properties fo:line-height="150%"/>
      <style:text-properties style:font-weight-complex="bold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extbody" style:family="paragraph">
      <style:paragraph-properties fo:line-height="150%"/>
      <style:text-properties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extbody" style:family="paragraph">
      <style:paragraph-properties fo:line-height="150%"/>
      <style:text-properties style:font-weight-complex="bold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Textbody" style:family="paragraph">
      <style:paragraph-properties fo:line-height="150%"/>
      <style:text-properties style:font-weight-complex="bold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paragraph-properties fo:line-height="150%"/>
      <style:text-properties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paragraph-properties fo:line-height="150%"/>
      <style:text-properties style:font-weight-complex="bold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extbody" style:family="paragraph">
      <style:paragraph-properties fo:line-height="150%"/>
      <style:text-properties style:font-weight-complex="bold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extbody" style:family="paragraph">
      <style:paragraph-properties fo:line-height="150%"/>
      <style:text-properties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extbody" style:family="paragraph">
      <style:paragraph-properties fo:line-height="150%"/>
      <style:text-properties style:font-weight-complex="bold"/>
    </style:style>
    <style:style style:name="TableRow512" style:family="table-row">
      <style:table-row-properties/>
    </style:style>
    <style:style style:name="P513" style:parent-style-name="Textbody" style:family="paragraph">
      <style:paragraph-properties fo:line-height="150%"/>
      <style:text-properties style:font-weight-complex="bold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extbody" style:family="paragraph">
      <style:paragraph-properties fo:line-height="150%"/>
      <style:text-properties style:font-weight-complex="bold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extbody" style:family="paragraph">
      <style:paragraph-properties fo:line-height="150%"/>
      <style:text-properties style:font-weight-complex="bold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Textbody" style:family="paragraph">
      <style:paragraph-properties fo:line-height="150%"/>
      <style:text-properties style:font-weight-complex="bold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extbody" style:family="paragraph">
      <style:paragraph-properties fo:line-height="150%"/>
      <style:text-properties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extbody" style:family="paragraph">
      <style:paragraph-properties fo:line-height="150%"/>
      <style:text-properties style:font-weight-complex="bold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line-height="150%"/>
      <style:text-properties style:font-weight-complex="bold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fo:line-height="150%"/>
      <style:text-properties style:font-weight-complex="bold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extbody" style:family="paragraph">
      <style:paragraph-properties fo:line-height="150%"/>
      <style:text-properties style:font-weight-complex="bold"/>
    </style:style>
    <style:style style:name="TableRow530" style:family="table-row">
      <style:table-row-properties/>
    </style:style>
    <style:style style:name="P531" style:parent-style-name="Textbody" style:family="paragraph">
      <style:paragraph-properties fo:line-height="150%"/>
      <style:text-properties style:font-weight-complex="bold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extbody" style:family="paragraph">
      <style:paragraph-properties fo:line-height="150%"/>
      <style:text-properties style:font-weight-complex="bold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extbody" style:family="paragraph">
      <style:paragraph-properties fo:line-height="150%"/>
      <style:text-properties style:font-weight-complex="bold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Textbody" style:family="paragraph">
      <style:paragraph-properties fo:line-height="150%"/>
      <style:text-properties style:font-weight-complex="bold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paragraph-properties fo:line-height="150%"/>
      <style:text-properties style:font-weight-complex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extbody" style:family="paragraph">
      <style:paragraph-properties fo:line-height="150%"/>
      <style:text-properties style:font-weight-complex="bold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Textbody" style:family="paragraph">
      <style:paragraph-properties fo:line-height="150%"/>
      <style:text-properties style:font-weight-complex="bold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fo:line-height="150%"/>
      <style:text-properties style:font-weight-complex="bold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extbody" style:family="paragraph">
      <style:paragraph-properties fo:line-height="150%"/>
      <style:text-properties style:font-weight-complex="bold"/>
    </style:style>
    <style:style style:name="TableRow548" style:family="table-row">
      <style:table-row-properties/>
    </style:style>
    <style:style style:name="P549" style:parent-style-name="Textbody" style:family="paragraph">
      <style:paragraph-properties fo:line-height="150%"/>
      <style:text-properties style:font-weight-complex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extbody" style:family="paragraph">
      <style:paragraph-properties fo:line-height="150%"/>
      <style:text-properties style:font-weight-complex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extbody" style:family="paragraph">
      <style:paragraph-properties fo:line-height="150%"/>
      <style:text-properties style:font-weight-complex="bold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Textbody" style:family="paragraph">
      <style:paragraph-properties fo:line-height="150%"/>
      <style:text-properties style:font-weight-complex="bold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extbody" style:family="paragraph">
      <style:paragraph-properties fo:line-height="150%"/>
      <style:text-properties style:font-weight-complex="bold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extbody" style:family="paragraph">
      <style:paragraph-properties fo:line-height="150%"/>
      <style:text-properties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paragraph-properties fo:line-height="150%"/>
      <style:text-properties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line-height="150%"/>
      <style:text-properties style:font-weight-complex="bold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extbody" style:family="paragraph">
      <style:paragraph-properties fo:line-height="150%"/>
      <style:text-properties style:font-weight-complex="bold"/>
    </style:style>
    <style:style style:name="TableRow566" style:family="table-row">
      <style:table-row-properties/>
    </style:style>
    <style:style style:name="P567" style:parent-style-name="Textbody" style:family="paragraph">
      <style:paragraph-properties fo:line-height="150%"/>
      <style:text-properties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fo:line-height="150%"/>
      <style:text-properties style:font-weight-complex="bold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Textbody" style:family="paragraph">
      <style:paragraph-properties fo:line-height="150%"/>
      <style:text-properties style:font-weight-complex="bold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Textbody" style:family="paragraph">
      <style:paragraph-properties fo:line-height="150%"/>
      <style:text-properties style:font-weight-complex="bold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extbody" style:family="paragraph">
      <style:paragraph-properties fo:line-height="150%"/>
      <style:text-properties style:font-weight-complex="bold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paragraph-properties fo:line-height="150%"/>
      <style:text-properties style:font-weight-complex="bold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fo:line-height="150%"/>
      <style:text-properties style:font-weight-complex="bold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extbody" style:family="paragraph">
      <style:paragraph-properties fo:line-height="150%"/>
      <style:text-properties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extbody" style:family="paragraph">
      <style:paragraph-properties fo:line-height="150%"/>
      <style:text-properties style:font-weight-complex="bold" fo:language="en" fo:country="US"/>
    </style:style>
    <style:style style:name="TableRow584" style:family="table-row">
      <style:table-row-properties/>
    </style:style>
    <style:style style:name="P585" style:parent-style-name="Textbody" style:family="paragraph">
      <style:paragraph-properties fo:line-height="150%"/>
      <style:text-properties style:font-weight-complex="bold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extbody" style:family="paragraph">
      <style:paragraph-properties fo:line-height="150%"/>
      <style:text-properties style:font-weight-complex="bold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extbody" style:family="paragraph">
      <style:paragraph-properties fo:line-height="150%"/>
      <style:text-properties style:font-weight-complex="bold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Textbody" style:family="paragraph">
      <style:paragraph-properties fo:line-height="150%"/>
      <style:text-properties style:font-weight-complex="bold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extbody" style:family="paragraph">
      <style:paragraph-properties fo:line-height="150%"/>
      <style:text-properties style:font-weight-complex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Textbody" style:family="paragraph">
      <style:paragraph-properties fo:line-height="150%"/>
      <style:text-properties style:font-weight-complex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Textbody" style:family="paragraph">
      <style:paragraph-properties fo:line-height="150%"/>
      <style:text-properties style:font-weight-complex="bold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Textbody" style:family="paragraph">
      <style:paragraph-properties fo:line-height="150%"/>
      <style:text-properties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Textbody" style:family="paragraph">
      <style:paragraph-properties fo:line-height="150%"/>
      <style:text-properties style:font-weight-complex="bold" fo:language="en" fo:country="US"/>
    </style:style>
    <style:style style:name="P6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4" style:parent-style-name="Textbody" style:family="paragraph">
      <style:paragraph-properties fo:line-height="150%" fo:text-indent="0.4923in"/>
    </style:style>
    <style:style style:name="T6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0" style:parent-style-name="Textbody" style:family="paragraph">
      <style:paragraph-properties fo:line-height="150%" fo:text-indent="0.4923in"/>
    </style:style>
    <style:style style:name="T6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3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/>
      <style:text-properties fo:font-size="14pt" style:font-size-asian="14pt" style:font-size-complex="14pt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2">Томский государственный университет систем управления и</text:p>
      <text:p text:style-name="P3">радиоэлектроники</text:p>
      <text:p text:style-name="P4"/>
      <text:p text:style-name="P5">Кафедра автоматизированных систем управления</text:p>
      <text:p text:style-name="P6"/>
      <text:p text:style-name="P7"/>
      <text:p text:style-name="P8">Лабораторная работа №1</text:p>
      <text:p text:style-name="P9">«Составление технического задания и соглашения о требованиях»</text:p>
      <text:p text:style-name="P10">по дисциплине «Технология разработки программного обеспечения»</text:p>
      <text:p text:style-name="P11"/>
      <text:p text:style-name="P12">учебное пособие В.Т. Калайда, В.В. Романенко</text:p>
      <text:p text:style-name="P13">«Технология разработки программного »</text:p>
      <text:p text:style-name="P14"/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5.11.2018</text:p>
      <text:p text:style-name="P21"/>
      <text:p text:style-name="P22"/>
      <text:p text:style-name="P23">г. Среднеуральск 2018</text:p>
      <text:soft-page-break/>
      <text:p text:style-name="P24">Содержание</text:p>
      <text:list text:style-name="LFO1" text:continue-numbering="true">
        <text:list-item>
          <text:p text:style-name="P25">Введение</text:p>
        </text:list-item>
        <text:list-item>
          <text:p text:style-name="P26">Основание для разработки</text:p>
        </text:list-item>
        <text:list-item>
          <text:p text:style-name="P27">Назначение разработки</text:p>
        </text:list-item>
        <text:list-item>
          <text:p text:style-name="P28">Требования к программе или программному изделию</text:p>
        </text:list-item>
        <text:list-item>
          <text:p text:style-name="P29">Требования к программной документации</text:p>
        </text:list-item>
        <text:list-item>
          <text:p text:style-name="P30">Технико-экономические показатели</text:p>
        </text:list-item>
        <text:list-item>
          <text:p text:style-name="P31">Стадии и этапы разработки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1 Техническое задание</text:p>
      <text:p text:style-name="P48">1.1 Введение</text:p>
      <text:p text:style-name="P49"><text:span text:style-name="T50">Разрабатываемое программное обеспечение – конвертор<text:s/></text:span><text:span text:style-name="T51">IMS</text:span><text:span text:style-name="T52"><text:s/>(далее –<text:s/></text:span><text:span text:style-name="T53">MigrateIMS</text:span><text:span text:style-name="T54">), предназначен для конвертирования исходного формата данных в новый формат данных, с использованием заданных правил</text:span><text:span text:style-name="T55"><text:s/>преобразования.</text:span></text:p>
      <text:p text:style-name="P56"><text:span text:style-name="T57">Конвертор<text:s/></text:span><text:span text:style-name="T58">MigrateIMS</text:span><text:span text:style-name="T59"><text:s/>предназначен для помощи техническому персоналу телефонных станций (далее – АТС), для выполнения</text:span><text:span text:style-name="T60"><text:s/>автоматического конвертирования исходной базы абонентских номеров, существующего телефонного коммутационного оборудования<text:s/></text:span><text:span text:style-name="T61">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62"/>
      <text:p text:style-name="P63"/>
      <text:p text:style-name="P64">1.2 Основание для разработки</text:p>
      <text:p text:style-name="P65">Разработка ведётся на основании следующих документов:</text:p>
      <text:list text:style-name="LFO2" text:continue-numbering="true">
        <text:list-item>
          <text:p text:style-name="P66">Данное техническое задание</text:p>
        </text:list-item>
      </text:list>
      <text:p text:style-name="P67"/>
      <text:p text:style-name="P68">1.3 Назначение разработки</text:p>
      <text:p text:style-name="P69">Функциональное и эксплуатационное назначение программы:</text:p>
      <text:p text:style-name="P70"><text:span text:style-name="T71">Данная программа предназначена для преобразования исходной базы данных, в новый формат, пригодный для импортирования в БД программного коммутатора<text:s/></text:span><text:span text:style-name="T72">vIMS</text:span><text:span text:style-name="T73">.</text:span></text:p>
      <text:p text:style-name="P74"/>
      <text:p text:style-name="P75"/>
      <text:p text:style-name="P76"/>
      <text:p text:style-name="P77"/>
      <text:soft-page-break/>
      <text:p text:style-name="P78">1.4 Технические требование к программе или программному изделию</text:p>
      <text:p text:style-name="P79"><text:span text:style-name="T80">1.4.1<text:s/></text:span><text:span text:style-name="T81">Требования к функциональным характеристикам</text:span></text:p>
      <text:p text:style-name="P82"><text:s/><text:tab/>- Программа может работать как в консольном, так и в графическом режимах.</text:p>
      <text:p text:style-name="P83">- В графическом режиме должны поддерживаться работа с клавиатурой и манипулятором типа «мышь».</text:p>
      <text:p text:style-name="P84">- Программа должна генерировать данные, в формате, пригодном для последующего импорта в БД vIMS.</text:p>
      <text:p text:style-name="P85">- Программа должна иметь возможность поддерживать работу с разными типами и форматами входных данных в зависимости от типа АТС.</text:p>
      <text:p text:style-name="P86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87">- Программа должна иметь возможность работать с разными наборами шаблонов.</text:p>
      <text:p text:style-name="P88">- Программа должна считывать настройки и правила<text:s/>обработки (шаблоны) из конфигурационного файла.</text:p>
      <text:p text:style-name="P89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90">- Для 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91">- Программа должна иметь<text:s/>возможность просмотра журнала в графическом режиме.</text:p>
      <text:p text:style-name="P92"/>
      <text:p text:style-name="P93"/>
      <text:soft-page-break/>
      <text:p text:style-name="P94"><text:span text:style-name="T95">1.4.2<text:s/></text:span><text:span text:style-name="T96">Требования к надёжности</text:span></text:p>
      <text:p text:style-name="P97">- надежность выдачи правильных результатов проверяется выполнением интеграционных тестов.</text:p>
      <text:p text:style-name="P98">- Контроль выходных данных проверяется на предмет вхождения каждого информационного атрибута в разрешённый диапазон.</text:p>
      <text:p text:style-name="P99">- Ошибочные действия пользователя, неверные значения конфигурационных данных, неверный формат или тип входных данных записываются в лог-файл, а также выводятся в консоль или отображаются в графическом интерфейсе для информирования пользователя в процессе работы.</text:p>
      <text:p text:style-name="P100"/>
      <text:p text:style-name="P101">1.4.3 Требования к эксплуатации</text:p>
      <text:p text:style-name="P102">- Пользователь должен иметь уверенные навыки работы с компьютером.</text:p>
      <text:p text:style-name="P103">- Персонал, выполняющий работы по конвертированию данных должен иметь достаточную квалификацию и знания по работе<text:s/>с продуктом vIMS.</text:p>
      <text:p text:style-name="P104">- Уметь выполнять групповой импорт абонентов в БД vIMS, знать тип и формат данных формируемых для импорта в БД vIMS.</text:p>
      <text:p text:style-name="P105">- Уметь разбираться в структуре входных данных, подаваемых на вход конвертера.</text:p>
      <text:p text:style-name="P106">- Уметь составлять правила<text:s/>конвертирования.</text:p>
      <text:p text:style-name="P107"/>
      <text:p text:style-name="P108"/>
      <text:p text:style-name="P109"/>
      <text:p text:style-name="P110"/>
      <text:p text:style-name="P111"/>
      <text:p text:style-name="P112"/>
      <text:soft-page-break/>
      <text:p text:style-name="P113">1.4.4 Требования к составу и параметрам технических средств</text:p>
      <text:p text:style-name="P114">Программное обеспечение разрабатывается для персональной ЭВМ (IBM PC - <text:s/>совместимой) с характеристиками не ниже:</text:p>
      <text:p text:style-name="P115"><text:tab/>- процессор с частотой 1ГГц;</text:p>
      <text:p text:style-name="P116"><text:tab/>- объем ОЗУ 4Гб;</text:p>
      <text:p text:style-name="P117"><text:span text:style-name="T118"><text:tab/>- графическ</text:span><text:span text:style-name="T119">ий адаптер<text:s/></text:span><text:span text:style-name="T120">SVGA</text:span><text:span text:style-name="T121">;</text:span></text:p>
      <text:p text:style-name="P122"><text:tab/>- клавиатура и манипулятор типа «мышь»;</text:p>
      <text:p text:style-name="P123"><text:tab/>- сетевой адаптер Ethernet;</text:p>
      <text:p text:style-name="P124"/>
      <text:p text:style-name="P125">1.4.5 Требования к информационной и программной совмести</text:p>
      <text:p text:style-name="P126"><text:span text:style-name="T127">- операционная система (</text:span><text:span text:style-name="T128">Windows</text:span><text:span text:style-name="T129">-10,<text:s/></text:span><text:span text:style-name="T130">Linux</text:span><text:span text:style-name="T131">)</text:span></text:p>
      <text:p text:style-name="P132">- Язык программирования - Python с версией не ниже 3.6.х.<text:s/></text:p>
      <text:p text:style-name="P133"/>
      <text:p text:style-name="P134"><text:span text:style-name="T135">1.5<text:s/></text:span><text:span text:style-name="T136">Требования к программной документации</text:span></text:p>
      <text:p text:style-name="P137"><text:span text:style-name="T138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39">reStructuredText</text:span><text:span text:style-name="T140"><text:s/>и должна содержать следующие пункты:</text:span></text:p>
      <text:p text:style-name="P141">- Описание процедуры установки необходимой версии интерпретатора Python.</text:p>
      <text:p text:style-name="P142">- Описание процедуры установки программы.</text:p>
      <text:p text:style-name="P143">- Общее описание процесса конвертирования.</text:p>
      <text:p text:style-name="P144">- Описание синтаксиса командной строки.</text:p>
      <text:p text:style-name="P145">- Описание подготовки исходных данных в зависимости от типа конвертируемой АТС.<text:s/></text:p>
      <text:p text:style-name="P146">- Описание структуры шаблонов с правилами преобразования и заполнения.</text:p>
      <text:soft-page-break/>
      <text:p text:style-name="P147">- Описание вариантов использования конвертера.</text:p>
      <text:p text:style-name="P148">- Формат использования документации - статические HTML страницы.</text:p>
      <text:p text:style-name="P149"/>
      <text:p text:style-name="P150">1.6 Технико-экономические показатели</text:p>
      <text:p text:style-name="P151">Программа является узкоспециализированной и не имеет аналогов.</text:p>
      <text:p text:style-name="P152">Использование данной программы для конвертирования больших массивов данных абонентов в разы сокращает временной интервал процедур подготовки и переноса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53"/>
      <text:list text:style-name="LFO3" text:continue-numbering="true">
        <text:list-item>
          <text:list>
            <text:list-item>
              <text:p text:style-name="P154">Стадии и этапы разработки</text:p>
            </text:list-item>
          </text:list>
        </text:list-item>
      </text:list>
      <text:p text:style-name="P155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56">- Разработка<text:s/>концептуальной модели функционирования будущей программы.</text:p>
      <text:p text:style-name="P157">- Непосредственная разработка законченного программного средства (рабочий проект).</text:p>
      <text:p text:style-name="P158">- Отладка и тестирование.</text:p>
      <text:p text:style-name="P159">- Внедрение.</text:p>
      <text:p text:style-name="P160"/>
      <text:p text:style-name="P161"/>
      <text:p text:style-name="P162"/>
      <text:p text:style-name="P163"/>
      <text:p text:style-name="P164"/>
      <text:p text:style-name="P165"/>
      <text:soft-page-break/>
      <text:p text:style-name="P166">2 Соглашение о требованиях</text:p>
      <text:p text:style-name="P167">2.1 Описание программного изделия</text:p>
      <text:p text:style-name="P168">2.1.1 Наименование и шифры изделия</text:p>
      <text:p text:style-name="P169"><text:span text:style-name="T170">2.1.1.1<text:s/></text:span><text:span text:style-name="T171">Полное наименование изделия</text:span></text:p>
      <text:p text:style-name="P172"><text:span text:style-name="T173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74">vIMS</text:span><text:span text:style-name="T175">.</text:span></text:p>
      <text:p text:style-name="P176">2.1.1.2 Сокращенные наименования</text:p>
      <text:p text:style-name="P177"><text:span text:style-name="T178">MigrateIMS</text:span><text:span text:style-name="T179">.</text:span></text:p>
      <text:p text:style-name="P180"><text:span text:style-name="T181">2.1.1.3<text:s/></text:span><text:span text:style-name="T182">Шифры издели</text:span><text:span text:style-name="T183">я</text:span></text:p>
      <text:p text:style-name="P184">Отсутствуют.</text:p>
      <text:p text:style-name="P185">2.1.1.4 Шифры проекта</text:p>
      <text:p text:style-name="P186">Отсутствуют.</text:p>
      <text:p text:style-name="P187">2.1.2 Краткое описание изделия</text:p>
      <text:p text:style-name="P188"><text:span text:style-name="T189">Конвертор<text:s/></text:span><text:span text:style-name="T190">MigrateIMS</text:span><text:span text:style-name="T191"><text:s/>предназначен для помощи техническому персоналу телефонных станций (далее – АТС), для выполнения</text:span><text:span text:style-name="T192"><text:s/>автоматического конвертирования исходной базы абонентских<text:s/></text:span><text:span text:style-name="T193">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194"/>
      <text:p text:style-name="P195">2.1.3 Сведения об авторском праве</text:p>
      <text:p text:style-name="P196">Не требуется.</text:p>
      <text:p text:style-name="P197"/>
      <text:p text:style-name="P198"/>
      <text:p text:style-name="P199"/>
      <text:soft-page-break/>
      <text:p text:style-name="P200">2.1.4 Результирующие компоненты изделия</text:p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 table:number-columns-spanned="5" table:number-rows-spanned="11">
            <text:p text:style-name="P215">Обозначения:</text:p>
            <text:p text:style-name="P216">Основное изделие – не используется для создания других изделий</text:p>
            <text:p text:style-name="P217"/>
            <text:p text:style-name="P218">Вспомогательное изделие – используется для создания других изделий</text:p>
            <text:p text:style-name="P219"/>
            <text:p text:style-name="P220">Уровень поддержки 1: удовлетворяются заявки на исправление дефектов; возможно сообщение об изменениях; принимаются заявки на расширение функциональных возможностей изделия</text:p>
            <text:p text:style-name="P221"/>
            <text:p text:style-name="P222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3"/>
            <text:p text:style-name="P224">Уровень поддержки 3: удовлетворяются заявки на исправление дефектов</text:p>
            <text:p text:style-name="P225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/>
          </table:table-cell>
          <table:table-cell table:style-name="TableCell228">
            <text:p text:style-name="P229">Формируется целиком</text:p>
          </table:table-cell>
          <table:table-cell table:style-name="TableCell230">
            <text:p text:style-name="P231">Модифицируется</text:p>
          </table:table-cell>
          <table:table-cell table:style-name="TableCell232">
            <text:p text:style-name="P233">Распространяется</text:p>
          </table:table-cell>
          <table:table-cell table:style-name="TableCell234">
            <text:p text:style-name="P235">Не распространяется</text:p>
          </table:table-cell>
          <table:table-cell table:style-name="TableCell236">
            <text:p text:style-name="P237">Ответственная группа</text:p>
          </table:table-cell>
        </table:table-row>
        <table:table-row table:style-name="TableRow238">
          <table:covered-table-cell>
            <text:p text:style-name="P239"/>
          </table:covered-table-cell>
          <table:covered-table-cell/>
          <table:covered-table-cell/>
          <table:covered-table-cell/>
          <table:covered-table-cell/>
          <table:table-cell table:style-name="TableCell240">
            <text:p text:style-name="P241">Спецификации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covered-table-cell>
            <text:p text:style-name="P253"/>
          </table:covered-table-cell>
          <table:covered-table-cell/>
          <table:covered-table-cell/>
          <table:covered-table-cell/>
          <table:covered-table-cell/>
          <table:table-cell table:style-name="TableCell254">
            <text:p text:style-name="P255">Внешняя спецификация</text:p>
          </table:table-cell>
          <table:table-cell table:style-name="TableCell256">
            <text:p text:style-name="P257">Х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>Х</text:p>
          </table:table-cell>
          <table:table-cell table:style-name="TableCell264">
            <text:p text:style-name="P265">Р</text:p>
          </table:table-cell>
        </table:table-row>
        <table:table-row table:style-name="TableRow266">
          <table:covered-table-cell>
            <text:p text:style-name="P267"/>
          </table:covered-table-cell>
          <table:covered-table-cell/>
          <table:covered-table-cell/>
          <table:covered-table-cell/>
          <table:covered-table-cell/>
          <table:table-cell table:style-name="TableCell268">
            <text:p text:style-name="P269">Внутренняя спецификация</text:p>
          </table:table-cell>
          <table:table-cell table:style-name="TableCell270">
            <text:p text:style-name="P271">Х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>Х</text:p>
          </table:table-cell>
          <table:table-cell table:style-name="TableCell278">
            <text:p text:style-name="P279">Р</text:p>
          </table:table-cell>
        </table:table-row>
        <table:table-row table:style-name="TableRow280">
          <table:covered-table-cell>
            <text:p text:style-name="P281"/>
          </table:covered-table-cell>
          <table:covered-table-cell/>
          <table:covered-table-cell/>
          <table:covered-table-cell/>
          <table:covered-table-cell/>
          <table:table-cell table:style-name="TableCell282">
            <text:p text:style-name="P283">Спецификация испытаний (не надо)</text:p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covered-table-cell>
            <text:p text:style-name="P295"/>
          </table:covered-table-cell>
          <table:covered-table-cell/>
          <table:covered-table-cell/>
          <table:covered-table-cell/>
          <table:covered-table-cell/>
          <table:table-cell table:style-name="TableCell296">
            <text:p text:style-name="P297">Спецификация сопровождения (не надо)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p text:style-name="P309"/>
          </table:covered-table-cell>
          <table:covered-table-cell/>
          <table:covered-table-cell/>
          <table:covered-table-cell/>
          <table:covered-table-cell/>
          <table:table-cell table:style-name="TableCell310">
            <text:p text:style-name="P311">Другие спецификации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covered-table-cell>
            <text:p text:style-name="P323"/>
          </table:covered-table-cell>
          <table:covered-table-cell/>
          <table:covered-table-cell/>
          <table:covered-table-cell/>
          <table:covered-table-cell/>
          <table:table-cell table:style-name="TableCell324">
            <text:p text:style-name="P325">Документация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P337"/>
          </table:covered-table-cell>
          <table:covered-table-cell/>
          <table:covered-table-cell/>
          <table:covered-table-cell/>
          <table:covered-table-cell/>
          <table:table-cell table:style-name="TableCell338">
            <text:p text:style-name="P339">Техническое описание системы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covered-table-cell>
            <text:p text:style-name="P351"/>
          </table:covered-table-cell>
          <table:covered-table-cell/>
          <table:covered-table-cell/>
          <table:covered-table-cell/>
          <table:covered-table-cell/>
          <table:table-cell table:style-name="TableCell352">
            <text:p text:style-name="P353">Справочное руководство</text:p>
          </table:table-cell>
          <table:table-cell table:style-name="TableCell354">
            <text:p text:style-name="P355">Х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Х</text:p>
          </table:table-cell>
          <table:table-cell table:style-name="TableCell360">
            <text:p text:style-name="P361"/>
          </table:table-cell>
          <table:table-cell table:style-name="TableCell362">
            <text:p text:style-name="P363">Б</text:p>
          </table:table-cell>
        </table:table-row>
        <table:table-row table:style-name="TableRow364">
          <table:covered-table-cell>
            <text:p text:style-name="P365"/>
          </table:covered-table-cell>
          <table:covered-table-cell/>
          <table:covered-table-cell/>
          <table:covered-table-cell/>
          <table:covered-table-cell/>
          <table:table-cell table:style-name="TableCell366">
            <text:p text:style-name="P367">Справочный буклет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 table:number-rows-spanned="3">
            <text:p text:style-name="P380">Тип</text:p>
            <text:p text:style-name="P381">Изде-</text:p>
            <text:p text:style-name="P382">лия</text:p>
          </table:table-cell>
          <table:table-cell table:style-name="TableCell383" table:number-rows-spanned="2">
            <text:p text:style-name="P384">Основ-ное</text:p>
          </table:table-cell>
          <table:table-cell table:style-name="TableCell385" table:number-rows-spanned="2">
            <text:p text:style-name="P386">Х</text:p>
          </table:table-cell>
          <table:table-cell table:style-name="TableCell387" table:number-columns-spanned="2" table:number-rows-spanned="3">
            <text:p text:style-name="P388">Начальный</text:p>
            <text:p text:style-name="P389">уровень</text:p>
            <text:p text:style-name="P390">поддержки</text:p>
          </table:table-cell>
          <table:covered-table-cell/>
          <table:table-cell table:style-name="TableCell391">
            <text:p text:style-name="P392">Руководство оператора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covered-table-cell>
            <text:p text:style-name="P404"/>
          </table:covered-table-cell>
          <table:covered-table-cell>
            <text:p text:style-name="P405"/>
          </table:covered-table-cell>
          <table:covered-table-cell>
            <text:p text:style-name="P406"/>
          </table:covered-table-cell>
          <table:covered-table-cell>
            <text:p text:style-name="P407"/>
          </table:covered-table-cell>
          <table:covered-table-cell/>
          <table:table-cell table:style-name="TableCell408">
            <text:p text:style-name="P409">Указатель системных сообщений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covered-table-cell>
            <text:p text:style-name="P421"/>
          </table:covered-table-cell>
          <table:table-cell table:style-name="TableCell422">
            <text:p text:style-name="P423">Вспо-мога-тельное</text:p>
          </table:table-cell>
          <table:table-cell table:style-name="TableCell424">
            <text:p text:style-name="P425"/>
          </table:table-cell>
          <table:covered-table-cell>
            <text:p text:style-name="P426"/>
          </table:covered-table-cell>
          <table:covered-table-cell/>
          <table:table-cell table:style-name="TableCell427">
            <text:p text:style-name="P428">Информационный листок выпуска</text:p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 table:number-columns-spanned="3" table:number-rows-spanned="9">
            <text:p text:style-name="P441"/>
          </table:table-cell>
          <table:covered-table-cell/>
          <table:covered-table-cell/>
          <table:table-cell table:style-name="TableCell442">
            <text:p text:style-name="P443">1</text:p>
          </table:table-cell>
          <table:table-cell table:style-name="TableCell444">
            <text:p text:style-name="P445">Х</text:p>
          </table:table-cell>
          <table:table-cell table:style-name="TableCell446">
            <text:p text:style-name="P447">Другие печатные издания</text:p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covered-table-cell>
            <text:p text:style-name="P459"/>
          </table:covered-table-cell>
          <table:covered-table-cell/>
          <table:covered-table-cell/>
          <table:table-cell table:style-name="TableCell460">
            <text:p text:style-name="P461">2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Рекламные материалы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covered-table-cell>
            <text:p text:style-name="P477"/>
          </table:covered-table-cell>
          <table:covered-table-cell/>
          <table:covered-table-cell/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>Программное обеспечение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covered-table-cell>
            <text:p text:style-name="P495"/>
          </table:covered-table-cell>
          <table:covered-table-cell/>
          <table:covered-table-cell/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>Листинги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covered-table-cell>
            <text:p text:style-name="P513"/>
          </table:covered-table-cell>
          <table:covered-table-cell/>
          <table:covered-table-cell/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>Исходные модули</text:p>
          </table:table-cell>
          <table:table-cell table:style-name="TableCell520">
            <text:p text:style-name="P521">Х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>Х</text:p>
          </table:table-cell>
          <table:table-cell table:style-name="TableCell528">
            <text:p text:style-name="P529">Р</text:p>
          </table:table-cell>
        </table:table-row>
        <table:table-row table:style-name="TableRow530">
          <table:covered-table-cell>
            <text:p text:style-name="P531"/>
          </table:covered-table-cell>
          <table:covered-table-cell/>
          <table:covered-table-cell/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>Объектные модули</text:p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</table:table-row>
        <table:table-row table:style-name="TableRow548">
          <table:covered-table-cell>
            <text:p text:style-name="P549"/>
          </table:covered-table-cell>
          <table:covered-table-cell/>
          <table:covered-table-cell/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>Контрольные примеры</text:p>
          </table:table-cell>
          <table:table-cell table:style-name="TableCell556">
            <text:p text:style-name="P557">Х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>Х</text:p>
          </table:table-cell>
          <table:table-cell table:style-name="TableCell564">
            <text:p text:style-name="P565">Р</text:p>
          </table:table-cell>
        </table:table-row>
        <table:table-row table:style-name="TableRow566">
          <table:covered-table-cell>
            <text:p text:style-name="P567"/>
          </table:covered-table-cell>
          <table:covered-table-cell/>
          <table:covered-table-cell/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>Средства разработки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covered-table-cell>
            <text:p text:style-name="P585"/>
          </table:covered-table-cell>
          <table:covered-table-cell/>
          <table:covered-table-cell/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>Прочие средства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</table:table>
      <text:p text:style-name="P602"/>
      <text:p text:style-name="P603">2.2 Цели</text:p>
      <text:p text:style-name="P604"><text:span text:style-name="T605">Поставленной задачей было написание программы, представляющей собой систему по обработке и преобразованию исходных абонентских данных АТС разного типа в заранее определённый формат выходных данных,<text:s/></text:span><text:span text:style-name="T606">используемый для последующего добавления в БД<text:s/></text:span><text:span text:style-name="T607">vIMS</text:span><text:span text:style-name="T608">.</text:span></text:p>
      <text:soft-page-break/>
      <text:p text:style-name="P609">2.2.1 Согласование заявок на проверку</text:p>
      <text:p text:style-name="P610">2.2.1.1 Отклоненные заявки</text:p>
      <text:p text:style-name="P611">Отсутствуют.</text:p>
      <text:p text:style-name="P612">2.2.1.2 Принятые заявки</text:p>
      <text:p text:style-name="P613">Отсутствуют.</text:p>
      <text:p text:style-name="P614">2.2.2 Согласование заявок на расширение функциональных</text:p>
      <text:p text:style-name="P615">возможностей изделия</text:p>
      <text:p text:style-name="P616">2.2.2.1<text:s/>Отклонённые заявки</text:p>
      <text:p text:style-name="P617">Отсутствуют.</text:p>
      <text:p text:style-name="P618">2.2.2.2 Принятые заявки</text:p>
      <text:p text:style-name="P619">Отсутствуют.</text:p>
      <text:p text:style-name="P620">2.2.3 Согласование заявок на внесение исправлений</text:p>
      <text:p text:style-name="P621">2.2.3.1 Отклонённые заявки</text:p>
      <text:p text:style-name="P622">Отсутствуют.</text:p>
      <text:p text:style-name="P623">2.2.4 Согласование планов</text:p>
      <text:p text:style-name="P624">2.2.4.1 Исключённые пункты плана</text:p>
      <text:p text:style-name="P625">Отсутствуют.</text:p>
      <text:p text:style-name="P626">2.2.4.2 Включенные пункты<text:s/>плана</text:p>
      <text:p text:style-name="P627">Отсутствуют.</text:p>
      <text:p text:style-name="P628">2.2.5 Перечень требований пользователя</text:p>
      <text:p text:style-name="P629">Заказчику требуется:</text:p>
      <text:p text:style-name="P630"><text:span text:style-name="T631">- Программа должна работать под любой операционной системой семейства<text:s/></text:span><text:span text:style-name="T632">Windows</text:span><text:span text:style-name="T633"><text:s/>или<text:s/></text:span><text:span text:style-name="T634">Linux</text:span><text:span text:style-name="T635">.</text:span></text:p>
      <text:soft-page-break/>
      <text:p text:style-name="P636">- Программа должна поддерживать гибкое формирование исходных конфигурационных данных, в<text:s/>том числе, для разных типов АТС, с учетом доступных в системе обработчиков исходных данных для данного типа АТС.</text:p>
      <text:p text:style-name="P637">2.2.6 Рассмотренные альтернативы</text:p>
      <text:p text:style-name="P638">Альтернатив нет. Приложение является узкоспециализированным.</text:p>
      <text:p text:style-name="P639">2.2.7 Окупаемость капиталовложений</text:p>
      <text:p text:style-name="P640">Капиталовложений нет.</text:p>
      <text:p text:style-name="P641">2.3 Стратегия</text:p>
      <text:p text:style-name="P642">2.3.1 Соглашения относительно представления материала</text:p>
      <text:p text:style-name="P643">2.3.2 Генерируемое программное обеспечение</text:p>
      <text:p text:style-name="P644">2.3.3 Системное программное обеспечение</text:p>
      <text:p text:style-name="P645">2.3.4 Внутренние ограничения</text:p>
      <text:p text:style-name="P646">2.4 Используемые материалы</text:p>
      <text:p text:style-name="P647">2.4.1 Справочные документы</text:p>
      <text:p text:style-name="P648">2.5 Передача заказчику и ввод в действие</text:p>
      <text:p text:style-name="P649">2.5.1 Средства защиты права собственности на изделие</text:p>
      <text:p text:style-name="P650">2.5.2 Ресурсы, обеспечивающие ввод в действие</text:p>
      <text:p text:style-name="P651">2.5.3 Носители информации</text:p>
      <text:p text:style-name="P652">2.6 Тактика</text:p>
      <text:p text:style-name="P653">2.6.1 Взаимосвязи</text:p>
      <text:p text:style-name="P654">2.6.2 Техническая ревизионная комиссия</text:p>
      <text:p text:style-name="P655">2.6.3 Проверка изделия</text:p>
      <text:p text:style-name="P656">2.6.4 Обеспечение поддержки</text:p>
      <text:p text:style-name="P657">2.7 Извещение об изменении календарных сроков</text:p>
      <text:p text:style-name="P658"/>
      <text:p text:style-name="P659"/>
      <text:p text:style-name="P6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5902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1-05T07:49:00Z</meta:creation-date>
    <dc:date>2018-11-27T03:38:00Z</dc:date>
    <meta:template xlink:href="Normal.dotm" xlink:type="simple"/>
    <meta:editing-cycles>27</meta:editing-cycles>
    <meta:editing-duration>PT19020S</meta:editing-duration>
    <meta:document-statistic meta:page-count="13" meta:paragraph-count="20" meta:word-count="1497" meta:character-count="10013" meta:row-count="71" meta:non-whitespace-character-count="8536"/>
  </office:meta>
</office:document-meta>
</file>